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91cc" officeooo:paragraph-rsid="001691cc"/>
    </style:style>
    <style:style style:name="P2" style:family="paragraph" style:parent-style-name="Standard">
      <style:text-properties fo:font-weight="bold" officeooo:rsid="001691cc" officeooo:paragraph-rsid="001691cc" style:font-weight-asian="bold" style:font-weight-complex="bold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weight="bold" officeooo:rsid="001691cc" officeooo:paragraph-rsid="001691cc" style:font-weight-asian="bold" style:font-weight-complex="bold"/>
    </style:style>
    <style:style style:name="P4" style:family="paragraph" style:parent-style-name="Standard">
      <style:text-properties fo:font-weight="normal" officeooo:rsid="001691cc" officeooo:paragraph-rsid="001691cc" style:font-weight-asian="normal" style:font-weight-complex="normal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weight="normal" officeooo:rsid="001691cc" officeooo:paragraph-rsid="001691c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1cc" style:font-weight-asian="bold" style:font-weight-complex="bold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888c6" loext:opacity="100%" style:font-name="JetBrains Mono" fo:font-size="10pt" fo:font-style="normal" style:font-size-asian="10pt" style:font-style-asian="normal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11.</text:p>
      <text:p text:style-name="P1"><text:span text:style-name="T1">Наименование практического занятия:</text:span> Составление программ для работы с текстовыми файлами</text:p>
      <text:p text:style-name="P1"/>
      <text:p text:style-name="P1"><text:span text:style-name="T1">Цель </text:span>: 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1"/>
      <text:p text:style-name="P2">Постановка 1 задачи:</text:p>
      <text:p text:style-name="P4"><text:s/>Средствами языка Python сформировать текстовый файл (.txt), содержащий последовательность из целых положительных и отрицательных чисел. Сформировать новый текстовый файл (.txt) следующего вида, предварительно выполнив требуемую обработку элементов: Исходные данные: Количество элементов: Среднее арифметическое элементов: Положительные четные элементы: Сумма положительных четных элементов: Среднее арифметическое положительных четных элементов:</text:p>
      <text:p text:style-name="P2"/>
      <text:p text:style-name="P2">Текст программы:</text:p>
      <text:p text:style-name="P3"><text:span text:style-name="T3">import </text:span><text:span text:style-name="T5">random</text:span><text:line-break/><text:span text:style-name="T7"># 1. Средствами языка Python сформировать текстовый файл (.txt), содержащий</text:span><text:line-break/><text:span text:style-name="T7"># последовательность из целых положительных и отрицательных чисел. Сформировать</text:span><text:line-break/><text:span text:style-name="T7"># новый текстовый файл (.txt) следующего вида, предварительно выполнив требуемую</text:span><text:line-break/><text:span text:style-name="T7"># обработку элементов:</text:span><text:line-break/><text:span text:style-name="T7"># Исходные данные:</text:span><text:line-break/><text:span text:style-name="T7"># Количество элементов:</text:span><text:line-break/><text:span text:style-name="T7"># Среднее арифметическое элементов:</text:span><text:line-break/><text:span text:style-name="T7"># Положительные четные элементы:</text:span><text:line-break/><text:span text:style-name="T7"># Сумма положительных четных элементов:</text:span><text:line-break/><text:span text:style-name="T7"># Среднее арифметическое положительных четных элементов:</text:span><text:line-break/><text:span text:style-name="T5">numbers = [random.randint(-</text:span><text:span text:style-name="T9">100</text:span><text:span text:style-name="T5">, </text:span><text:span text:style-name="T9">100</text:span><text:span text:style-name="T5">) </text:span><text:span text:style-name="T3">for </text:span><text:span text:style-name="T5">_ </text:span><text:span text:style-name="T3">in </text:span><text:span text:style-name="T11">range</text:span><text:span text:style-name="T5">(</text:span><text:span text:style-name="T9">20</text:span><text:span text:style-name="T5">)]</text:span><text:line-break/><text:line-break/><text:span text:style-name="T3">with </text:span><text:span text:style-name="T11">open</text:span><text:span text:style-name="T5">(</text:span><text:span text:style-name="T13">"../numbers.txt"</text:span><text:span text:style-name="T5">, </text:span><text:span text:style-name="T13">"w"</text:span><text:span text:style-name="T5">) </text:span><text:span text:style-name="T3">as </text:span><text:span text:style-name="T5">file:</text:span><text:line-break/><text:span text:style-name="T5"> <text:s text:c="3"/></text:span><text:span text:style-name="T3">for </text:span><text:span text:style-name="T5">num </text:span><text:span text:style-name="T3">in </text:span><text:span text:style-name="T5">numbers:</text:span><text:line-break/><text:span text:style-name="T5"> <text:s text:c="7"/>file.write(</text:span><text:span text:style-name="T11">str</text:span><text:span text:style-name="T5">(num) + </text:span><text:span text:style-name="T13">"</text:span><text:span text:style-name="T3">\n</text:span><text:span text:style-name="T13">"</text:span><text:span text:style-name="T5">)</text:span><text:line-break/><text:line-break/><text:span text:style-name="T5">num_elements = </text:span><text:span text:style-name="T11">len</text:span><text:span text:style-name="T5">(numbers)</text:span><text:line-break/><text:span text:style-name="T5">avg_elements = </text:span><text:span text:style-name="T11">sum</text:span><text:span text:style-name="T5">(numbers) / num_elements</text:span><text:line-break/><text:span text:style-name="T5">positive_even_numbers = [num </text:span><text:span text:style-name="T3">for </text:span><text:span text:style-name="T5">num </text:span><text:span text:style-name="T3">in </text:span><text:span text:style-name="T5">numbers </text:span><text:span text:style-name="T3">if </text:span><text:span text:style-name="T5">num &gt; </text:span><text:span text:style-name="T9">0 </text:span><text:span text:style-name="T3">and </text:span><text:span text:style-name="T5">num % </text:span><text:span text:style-name="T9">2 </text:span><text:span text:style-name="T5">== </text:span><text:span text:style-name="T9">0</text:span><text:span text:style-name="T5">]</text:span><text:line-break/><text:span text:style-name="T5">sum_positive_even = </text:span><text:span text:style-name="T11">sum</text:span><text:span text:style-name="T5">(positive_even_numbers)</text:span><text:line-break/><text:span text:style-name="T5">avg_positive_even = sum_positive_even / </text:span><text:span text:style-name="T11">len</text:span><text:span text:style-name="T5">(positive_even_numbers)</text:span><text:line-break/><text:line-break/><text:span text:style-name="T7"># Записываем результаты в новый текстовый файл</text:span><text:line-break/><text:span text:style-name="T3">with </text:span><text:span text:style-name="T11">open</text:span><text:span text:style-name="T5">(</text:span><text:span text:style-name="T13">"../output.txt"</text:span><text:span text:style-name="T5">, </text:span><text:span text:style-name="T13">"w"</text:span><text:span text:style-name="T5">) </text:span><text:span text:style-name="T3">as </text:span><text:span text:style-name="T5">file:</text:span><text:line-break/><text:span text:style-name="T5"> <text:s text:c="3"/>file.write(</text:span><text:span text:style-name="T13">"Исходные данные:</text:span><text:span text:style-name="T3">\n</text:span><text:span text:style-name="T13">"</text:span><text:span text:style-name="T5">)</text:span><text:line-break/><text:span text:style-name="T5"> <text:s text:c="3"/>file.write(</text:span><text:span text:style-name="T13">f"Количество элементов: </text:span><text:span text:style-name="T3">{</text:span><text:span text:style-name="T5">num_elements</text:span><text:span text:style-name="T3">}\n</text:span><text:span text:style-name="T13">"</text:span><text:span text:style-name="T5">)</text:span><text:line-break/><text:span text:style-name="T5"> <text:s text:c="3"/>file.write(</text:span><text:span text:style-name="T13">f"Среднее арифметическое элементов: </text:span><text:span text:style-name="T3">{</text:span><text:span text:style-name="T5">avg_elements</text:span><text:span text:style-name="T3">:</text:span><text:span text:style-name="T13">.2f</text:span><text:span text:style-name="T3">}\n</text:span><text:span text:style-name="T13">"</text:span><text:span text:style-name="T5">)</text:span><text:line-break/><text:span text:style-name="T5"> <text:s text:c="3"/>file.write(</text:span><text:span text:style-name="T13">"Положительные четные элементы:</text:span><text:span text:style-name="T3">\n</text:span><text:span text:style-name="T13">"</text:span><text:span text:style-name="T5">)</text:span><text:line-break/><text:span text:style-name="T5"> <text:s text:c="3"/></text:span><text:span text:style-name="T3">for </text:span><text:span text:style-name="T5">num </text:span><text:span text:style-name="T3">in </text:span><text:span text:style-name="T5">positive_even_numbers:</text:span><text:line-break/><text:span text:style-name="T5"> <text:s text:c="7"/>file.write(</text:span><text:span text:style-name="T11">str</text:span><text:span text:style-name="T5">(num) + </text:span><text:span text:style-name="T13">"</text:span><text:span text:style-name="T3">\n</text:span><text:span text:style-name="T13">"</text:span><text:span text:style-name="T5">)</text:span><text:line-break/><text:span text:style-name="T5"> <text:s text:c="3"/>file.write(</text:span><text:span text:style-name="T13">f"Сумма положительных четных элементов: </text:span><text:span text:style-name="T3">{</text:span><text:span text:style-name="T5">sum_positive_even</text:span><text:span text:style-name="T3">}\n</text:span><text:span text:style-name="T13">"</text:span><text:span text:style-name="T5">)</text:span><text:line-break/><text:span text:style-name="T5"> <text:s text:c="3"/>file.write(</text:span><text:span text:style-name="T13">f"Среднее арифметическое положительных четных элементов: </text:span><text:span text:style-name="T3">{</text:span><text:span text:style-name="T5">avg_positive_even</text:span><text:span text:style-name="T3">:</text:span><text:span text:style-name="T13">.2f</text:span><text:span text:style-name="T3">}\n</text:span><text:span text:style-name="T13">"</text:span><text:span text:style-name="T5">)</text:span><text:line-break/><text:line-break/><text:span text:style-name="T11">print</text:span><text:span text:style-name="T5">(</text:span><text:span text:style-name="T13">"Результаты записаны в файл 'output.txt'."</text:span><text:span text:style-name="T5">)</text:span></text:p>
      <text:p text:style-name="P2"><text:soft-page-break/>Протокол работы программы : </text:p>
      <text:p text:style-name="P4">Результаты записаны в файл 'output.txt'.</text:p>
      <text:p text:style-name="P4"/>
      <text:p text:style-name="P4">Process finished with exit code 0</text:p>
      <text:p text:style-name="P4"/>
      <text:p text:style-name="P2">Постановка задачи 2 : </text:p>
      <text:p text:style-name="P5"><text:span text:style-name="T8">Из предложенного текстового файла (text18-7.txt) вывести на экран его содержимое,</text:span><text:line-break/><text:span text:style-name="T8">количество букв в нижнем регистре. Сформировать новый файл, в который поместить текст</text:span><text:line-break/><text:span text:style-name="T8">в стихотворной форме предварительно поставив последнюю строку между второй и</text:span><text:line-break/><text:span text:style-name="T8">третьей.</text:span></text:p>
      <text:p text:style-name="P4"/>
      <text:p text:style-name="P4"/>
      <text:p text:style-name="P4">Текст программы : </text:p>
      <text:p text:style-name="P5"><text:span text:style-name="T8"># Из предложенного текстового файла (text18-7.txt) вывести на экран его содержимое,</text:span><text:line-break/><text:span text:style-name="T8"># количество букв в нижнем регистре. Сформировать новый файл, в который поместить текст</text:span><text:line-break/><text:span text:style-name="T8"># в стихотворной форме предварительно поставив последнюю строку между второй и</text:span><text:line-break/><text:span text:style-name="T8"># третьей.</text:span><text:line-break/><text:line-break/><text:span text:style-name="T4">with </text:span><text:span text:style-name="T12">open</text:span><text:span text:style-name="T6">(</text:span><text:span text:style-name="T14">'text18-7.txt'</text:span><text:span text:style-name="T6">, </text:span><text:span text:style-name="T14">'r'</text:span><text:span text:style-name="T6">) </text:span><text:span text:style-name="T4">as </text:span><text:span text:style-name="T6">file:</text:span><text:line-break/><text:span text:style-name="T6"> <text:s text:c="3"/>content = file.read()</text:span><text:line-break/><text:span text:style-name="T6"> <text:s text:c="3"/></text:span><text:span text:style-name="T12">print</text:span><text:span text:style-name="T6">(content)</text:span><text:line-break/><text:line-break/><text:span text:style-name="T6"> <text:s text:c="3"/>lowercase_letters = </text:span><text:span text:style-name="T12">sum</text:span><text:span text:style-name="T6">(</text:span><text:span text:style-name="T10">1 </text:span><text:span text:style-name="T4">for </text:span><text:span text:style-name="T6">char </text:span><text:span text:style-name="T4">in </text:span><text:span text:style-name="T6">content </text:span><text:span text:style-name="T4">if </text:span><text:span text:style-name="T6">char.islower())</text:span><text:line-break/><text:span text:style-name="T6"> <text:s text:c="3"/></text:span><text:span text:style-name="T12">print</text:span><text:span text:style-name="T6">(</text:span><text:span text:style-name="T14">f"Количество букв в нижнем регистре: </text:span><text:span text:style-name="T4">{</text:span><text:span text:style-name="T6">lowercase_letters</text:span><text:span text:style-name="T4">}</text:span><text:span text:style-name="T14">"</text:span><text:span text:style-name="T6">)</text:span><text:line-break/><text:line-break/><text:span text:style-name="T6"> <text:s text:c="3"/>lines = content.split(</text:span><text:span text:style-name="T14">'</text:span><text:span text:style-name="T4">\n</text:span><text:span text:style-name="T14">'</text:span><text:span text:style-name="T6">)</text:span><text:line-break/><text:span text:style-name="T6"> <text:s text:c="3"/>new_lines = [lines[</text:span><text:span text:style-name="T10">0</text:span><text:span text:style-name="T6">], lines[-</text:span><text:span text:style-name="T10">1</text:span><text:span text:style-name="T6">]] + lines[</text:span><text:span text:style-name="T10">1</text:span><text:span text:style-name="T6">:-</text:span><text:span text:style-name="T10">1</text:span><text:span text:style-name="T6">]</text:span><text:line-break/><text:line-break/><text:span text:style-name="T6"> <text:s text:c="3"/></text:span><text:span text:style-name="T4">with </text:span><text:span text:style-name="T12">open</text:span><text:span text:style-name="T6">(</text:span><text:span text:style-name="T14">'../new_file.txt'</text:span><text:span text:style-name="T6">, </text:span><text:span text:style-name="T14">'w'</text:span><text:span text:style-name="T6">) </text:span><text:span text:style-name="T4">as </text:span><text:span text:style-name="T6">new_file:</text:span><text:line-break/><text:span text:style-name="T6"> <text:s text:c="7"/>new_file.write(</text:span><text:span text:style-name="T14">'</text:span><text:span text:style-name="T4">\n</text:span><text:span text:style-name="T14">'</text:span><text:span text:style-name="T6">.join(new_lines))</text:span><text:line-break/><text:line-break/></text:p>
      <text:p text:style-name="P4"/>
      <text:p text:style-name="P4"/>
      <text:p text:style-name="P4">Протокол рабрты программы </text:p>
      <text:p text:style-name="P4"/>
      <text:p text:style-name="P4">Прилег вздремнуть я у лафета,</text:p>
      <text:p text:style-name="P4">И слышно было до рассвета,</text:p>
      <text:p text:style-name="P4">Как ликовал француз.</text:p>
      <text:p text:style-name="P4">Но тих был наш бивак открытый:</text:p>
      <text:p text:style-name="P4">Кто кивер чистил весь избитый,</text:p>
      <text:p text:style-name="P4">Кто штык точил, ворча сердито,</text:p>
      <text:p text:style-name="P4">Кусая длинный ус.</text:p>
      <text:p text:style-name="P4">Количество букв в нижнем регистре: 142</text:p>
      <text:p text:style-name="P4"/>
      <text:p text:style-name="P4">Process finished with exit code 0</text:p>
      <text:p text:style-name="P4"/>
      <text:p text:style-name="P2">Вывод :<text:span text:style-name="T15"> Мы закрепили усвоенные знания, понятия, алгоритмы, основные принципы составления программ, приобрели навыки составления программ с текстовыми файлами в IDE PyCharm Community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0:43:59.754828702</meta:creation-date>
    <dc:date>2024-06-22T10:51:15.079553085</dc:date>
    <meta:editing-duration>PT7M17S</meta:editing-duration>
    <meta:editing-cycles>1</meta:editing-cycles>
    <meta:document-statistic meta:table-count="0" meta:image-count="0" meta:object-count="0" meta:page-count="2" meta:paragraph-count="25" meta:word-count="447" meta:character-count="3818" meta:non-whitespace-character-count="3297"/>
    <meta:generator>LibreOffice/7.3.7.2$Linux_X86_64 LibreOffice_project/30$Build-2</meta:generator>
  </office:meta>
</office:document-meta>
</file>